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ef413d" draw:textarea-horizontal-align="justify" draw:textarea-vertical-align="middle" draw:auto-grow-height="false" fo:min-height="0.11cm" fo:min-width="0cm" draw:shadow-offset-x="0cm" draw:shadow-offset-y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f413d"/>
      <style:paragraph-properties fo:margin-top="0.203cm" fo:margin-bottom="0cm" fo:text-align="center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ef413d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83cm" svg:y1="2.143cm" svg:x2="4.556cm" svg:y2="15.097cm">
          <text:p/>
        </draw:line>
        <draw:custom-shape draw:style-name="gr2" draw:text-style-name="P2" draw:layer="layout" svg:width="0.508cm" svg:height="0.508cm" svg:x="4.302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8cm" svg:height="1.089cm" svg:x="1.635cm" svg:y="2.832cm">
          <draw:text-box>
            <text:p><text:span text:style-name="T1">2000</text:span></text:p>
          </draw:text-box>
        </draw:frame>
        <draw:frame draw:style-name="gr4" draw:text-style-name="P3" draw:layer="layout" svg:width="13.591cm" svg:height="1.038cm" svg:x="6.078cm" svg:y="2.778cm">
          <draw:text-box>
            <text:p><text:span text:style-name="T1">Predictive Models</text:span></text:p>
          </draw:text-box>
        </draw:frame>
        <draw:custom-shape draw:style-name="gr2" draw:text-style-name="P4" draw:layer="layout" svg:width="0.508cm" svg:height="0.508cm" svg:x="4.302cm" svg:y="7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8cm" svg:height="1.089cm" svg:x="1.887cm" svg:y="6.715cm">
          <draw:text-box>
            <text:p><text:span text:style-name="T1">2013</text:span></text:p>
          </draw:text-box>
        </draw:frame>
        <draw:frame draw:style-name="gr4" draw:text-style-name="P3" draw:layer="layout" svg:width="13.591cm" svg:height="1.038cm" svg:x="5.824cm" svg:y="6.566cm">
          <draw:text-box>
            <text:p><text:span text:style-name="T1">Word Embeddings</text:span></text:p>
          </draw:text-box>
        </draw:frame>
        <draw:custom-shape draw:style-name="gr2" draw:text-style-name="P4" draw:layer="layout" svg:width="0.508cm" svg:height="0.508cm" svg:x="4.302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8cm" svg:height="1.089cm" svg:x="1.889cm" svg:y="8.166cm">
          <draw:text-box>
            <text:p><text:span text:style-name="T1">2013</text:span></text:p>
          </draw:text-box>
        </draw:frame>
        <draw:frame draw:style-name="gr4" draw:text-style-name="P3" draw:layer="layout" svg:width="13.591cm" svg:height="1.038cm" svg:x="5.699cm" svg:y="8.112cm">
          <draw:text-box>
            <text:p><text:span text:style-name="T1">Neural network models for NLP</text:span></text:p>
          </draw:text-box>
        </draw:frame>
        <draw:frame draw:style-name="gr3" draw:text-style-name="P3" draw:layer="layout" svg:width="2.288cm" svg:height="1.089cm" svg:x="1.887cm" svg:y="9.509cm">
          <draw:text-box>
            <text:p><text:span text:style-name="T1">2014</text:span></text:p>
          </draw:text-box>
        </draw:frame>
        <draw:custom-shape draw:style-name="gr2" draw:text-style-name="P4" draw:layer="layout" svg:width="0.508cm" svg:height="0.508cm" svg:x="4.302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3.591cm" svg:height="1.038cm" svg:x="5.697cm" svg:y="9.36cm">
          <draw:text-box>
            <text:p><text:span text:style-name="T1">Sequence to Sequence models</text:span></text:p>
          </draw:text-box>
        </draw:frame>
        <draw:custom-shape draw:style-name="gr2" draw:text-style-name="P4" draw:layer="layout" svg:width="0.508cm" svg:height="0.508cm" svg:x="4.302cm" svg:y="12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88cm" svg:height="1.038cm" svg:x="1.887cm" svg:y="11.668cm">
          <draw:text-box>
            <text:p><text:span text:style-name="T1">2017</text:span></text:p>
          </draw:text-box>
        </draw:frame>
        <draw:frame draw:style-name="gr4" draw:text-style-name="P3" draw:layer="layout" svg:width="13.591cm" svg:height="1.038cm" svg:x="5.951cm" svg:y="11.668cm">
          <draw:text-box>
            <text:p><text:span text:style-name="T1">Attention</text:span></text:p>
          </draw:text-box>
        </draw:frame>
        <draw:frame draw:style-name="gr4" draw:text-style-name="P3" draw:layer="layout" svg:width="2.288cm" svg:height="1.038cm" svg:x="1.887cm" svg:y="12.938cm">
          <draw:text-box>
            <text:p><text:span text:style-name="T1">2018</text:span></text:p>
          </draw:text-box>
        </draw:frame>
        <draw:custom-shape draw:style-name="gr2" draw:text-style-name="P4" draw:layer="layout" svg:width="0.508cm" svg:height="0.508cm" svg:x="4.302cm" svg:y="13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3.591cm" svg:height="1.038cm" svg:x="5.824cm" svg:y="12.811cm">
          <draw:text-box>
            <text:p><text:span text:style-name="T1">Pre-trained language mod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22:57:57.048341545</meta:creation-date>
    <dc:date>2020-09-04T01:26:22.246124749</dc:date>
    <meta:editing-duration>PT17M44S</meta:editing-duration>
    <meta:editing-cycles>5</meta:editing-cycles>
    <meta:generator>LibreOffice/6.0.7.3$Linux_X86_64 LibreOffice_project/00m0$Build-3</meta:generator>
    <meta:document-statistic meta:object-count="19"/>
  </office:meta>
</office:document-meta>
</file>